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e6e6e6" fo:padding="0in" fo:border="none">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text-properties fo:color="#c0c0c0" style:font-name="Courier New" fo:font-size="10pt" style:font-name-asian="Courier New" style:font-size-asian="10pt" style:font-name-complex="Courier New"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7d7d7d" style:font-name="Courier New" fo:font-size="10pt" fo:font-style="normal" style:font-name-asian="Courier New" style:font-size-asian="10pt" style:font-style-asian="normal" style:font-name-complex="Courier New" style:font-size-complex="10pt" style:font-style-complex="normal"/>
    </style:style>
    <style:style style:name="P8" style:family="paragraph" style:parent-style-name="Standard">
      <style:paragraph-properties fo:margin-left="0in" fo:margin-right="0in" fo:text-align="start" style:justify-single-word="false" fo:text-indent="0in" style:auto-text-indent="false" style:text-autospace="none"/>
      <style:text-properties fo:color="#7d7d7d" style:font-name="Courier New" fo:font-size="10pt" fo:font-style="italic" style:font-name-asian="Courier New" style:font-size-asian="10pt" style:font-style-asian="italic" style:font-name-complex="Courier New" style:font-size-complex="10pt" style:font-style-complex="italic"/>
    </style:style>
    <style:style style:name="P9" style:family="paragraph" style:parent-style-name="Text_20_body">
      <style:paragraph-properties fo:margin-top="0in" fo:margin-bottom="0in" fo:text-align="end" style:justify-single-word="false" fo:background-color="#e6e6e6">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Drawing">
      <style:paragraph-properties fo:margin-top="0in" fo:margin-bottom="0in" fo:text-align="start" style:justify-single-word="false" fo:background-color="#e6e6e6">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Heading_20_1">
      <style:paragraph-properties fo:text-align="justify" style:justify-single-word="false"/>
      <style:text-properties fo:font-weight="bold" style:font-weight-asian="bold" style:font-weight-complex="bold"/>
    </style:style>
    <style:style style:name="P12" style:family="paragraph" style:parent-style-name="Heading_20_1">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ff"/>
    </style:style>
    <style:style style:name="T4" style:family="text">
      <style:text-properties fo:color="#0000ff" style:text-underline-style="none"/>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text-underline-style="none"/>
    </style:style>
    <style:style style:name="T8" style:family="text">
      <style:text-properties fo:color="#000000" style:text-underline-style="none" fo:font-weight="bold" style:font-weight-asian="bold" style:font-weight-complex="bold"/>
    </style:style>
    <style:style style:name="T9" style:family="text">
      <style:text-properties fo:color="#00aa00" fo:font-style="italic" style:font-style-asian="italic" style:font-style-complex="italic"/>
    </style:style>
    <style:style style:name="T10" style:family="text">
      <style:text-properties fo:color="#00aa00" fo:font-style="italic" style:text-underline-style="none" style:font-style-asian="italic" style:font-style-complex="italic"/>
    </style:style>
    <style:style style:name="T11" style:family="text">
      <style:text-properties fo:color="#00aa00" fo:font-style="italic" style:text-underline-style="solid" style:text-underline-width="auto" style:text-underline-color="font-color" style:font-style-asian="italic" style:font-style-complex="italic"/>
    </style:style>
    <style:style style:name="T12" style:family="text">
      <style:text-properties fo:color="#7d7d7d" fo:font-style="italic" style:font-style-asian="italic" style:font-style-complex="italic"/>
    </style:style>
    <style:style style:name="T13" style:family="text">
      <style:text-properties style:text-underline-style="none"/>
    </style:style>
    <style:style style:name="T14" style:family="text">
      <style:text-properties fo:color="#c0c0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span text:style-name="T1">More SQL Alchemy support</text:span></text:h>
      <text:p text:style-name="P1"><text:span text:style-name="T2">There is more support on configuring the database setup in the SQL Alchemy support plugin, basically we find here all kind of support modules that help in configurations, models and services. Lets consider the previous example from “using AOP” chapter, we will start with the </text:span><text:span text:style-name="T1">db_sample</text:span><text:span text:style-name="T2"> setup module.</text:span></text:p>
      <table:table table:name="Table1" table:style-name="Table1">
        <table:table-column table:style-name="Table1.A"/>
        <table:table-row>
          <table:table-cell table:style-name="Table1.A1" office:value-type="string">
            <text:p text:style-name="P10">add to python path: <text:s/><text:span text:style-name="T1">distribution/plugins/support-sqlalchemy.1.0.egg</text:span></text:p>
            <text:p text:style-name="P9">__plugin__.sample_plugin.db_sample</text:p>
          </table:table-cell>
        </table:table-row>
        <table:table-row>
          <table:table-cell table:style-name="Table1.A1" office:value-type="string">
            <text:p text:style-name="P4"><text:span text:style-name="T3">from</text:span><text:span text:style-name="T5"> ally.container </text:span><text:span text:style-name="T3">import</text:span><text:span text:style-name="T5"> ioc, support</text:span></text:p>
            <text:p text:style-name="P4"><text:span text:style-name="T3">from</text:span><text:span text:style-name="T5"> ally.container.binder_op </text:span><text:span text:style-name="T3">import</text:span><text:span text:style-name="T5"> bindValidations</text:span></text:p>
            <text:p text:style-name="P4"><text:span text:style-name="T3">from</text:span><text:span text:style-name="T5"> ally.support.sqlalchemy.mapper </text:span><text:span text:style-name="T3">import</text:span><text:span text:style-name="T5"> mappingsOf</text:span></text:p>
            <text:p text:style-name="P4"><text:span text:style-name="T3">from</text:span><text:span text:style-name="T5"> ally.support.sqlalchemy.session </text:span><text:span text:style-name="T3">import</text:span><text:span text:style-name="T5"> bindSession</text:span></text:p>
            <text:p text:style-name="P4"><text:span text:style-name="T3">from</text:span><text:span text:style-name="T5"> sample_plugin.meta </text:span><text:span text:style-name="T3">import</text:span><text:span text:style-name="T5"> meta</text:span></text:p>
            <text:p text:style-name="P4"><text:span text:style-name="T3">from</text:span><text:span text:style-name="T5"> sql_alchemy </text:span><text:span text:style-name="T3">import</text:span><text:span text:style-name="T5"> database_config</text:span></text:p>
            <text:p text:style-name="P4"><text:span text:style-name="T3">from</text:span><text:span text:style-name="T5"> sql_alchemy.database_config </text:span><text:span text:style-name="T3">import</text:span><text:span text:style-name="T5"> alchemySessionCreator</text:span></text:p>
            <text:p text:style-name="P4"/>
            <text:p text:style-name="P5"># --------------------------------------------------------------------</text:p>
            <text:p text:style-name="P4"/>
            <text:p text:style-name="P6">support.include(database_config)</text:p>
            <text:p text:style-name="P4"/>
            <text:p text:style-name="P5"># --------------------------------------------------------------------</text:p>
            <text:p text:style-name="P4"/>
            <text:p text:style-name="P8">@ioc.config</text:p>
            <text:p text:style-name="P4"><text:span text:style-name="T3">def</text:span><text:span text:style-name="T5"> </text:span><text:span text:style-name="T6">database_url</text:span><text:span text:style-name="T5">():</text:span></text:p>
            <text:p text:style-name="P4"><text:span text:style-name="T5"><text:s text:c="4"/></text:span><text:span text:style-name="T9">'''The database URL for the samples'''</text:span></text:p>
            <text:p text:style-name="P4"><text:span text:style-name="T5"><text:s text:c="4"/></text:span><text:span text:style-name="T3">return</text:span><text:span text:style-name="T5"> </text:span><text:span text:style-name="T9">'</text:span><text:span text:style-name="T11">sqlite</text:span><text:span text:style-name="T9">:///sample.db'</text:span></text:p>
            <text:p text:style-name="P4"/>
            <text:p text:style-name="P4"><text:span text:style-name="T12">@ioc.replace</text:span><text:span text:style-name="T5">(metas)</text:span></text:p>
            <text:p text:style-name="P4"><text:span text:style-name="T3">def</text:span><text:span text:style-name="T5"> </text:span><text:span text:style-name="T6">metas</text:span><text:span text:style-name="T5">(): </text:span><text:span text:style-name="T3">return</text:span><text:span text:style-name="T5"> [meta]</text:span></text:p>
            <text:p text:style-name="P4"/>
            <text:p text:style-name="P4"><text:span text:style-name="T3">def</text:span><text:span text:style-name="T5"> </text:span><text:span text:style-name="T6">bindSampleSession</text:span><text:span text:style-name="T5">(proxy): bindSession(proxy, alchemySessionCreator())</text:span></text:p>
            <text:p text:style-name="P4"><text:span text:style-name="T3">def</text:span><text:span text:style-name="T5"> </text:span><text:span text:style-name="T6">bindSampleValidations</text:span><text:span text:style-name="T5">(proxy): bindValidations(proxy, mappingsOf(meta))</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paragraph-properties fo:margin-top="0in" fo:margin-bottom="0i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stor Gabriel</meta:initial-creator>
    <meta:creation-date>2012-03-28T18:28:38.81</meta:creation-date>
    <meta:generator>OpenOffice.org/3.3$Win32 OpenOffice.org_project/330m20$Build-9567</meta:generator>
    <dc:date>2012-04-04T11:45:20.31</dc:date>
    <dc:creator>Nistor Gabriel</dc:creator>
    <meta:editing-duration>P2DT58M13S</meta:editing-duration>
    <meta:editing-cycles>217</meta:editing-cycles>
    <meta:document-statistic meta:table-count="1" meta:image-count="0" meta:object-count="0" meta:page-count="1" meta:paragraph-count="22" meta:word-count="117" meta:character-count="1227"/>
  </office:meta>
</office:document-meta>
</file>